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deaa33e">1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t)</text:p>
      <text:h text:style-name="Heading_20_1" text:outline-level="1"><text:bookmark-start text:name="orgdeaa33e"/>Contents<text:bookmark-end text:name="orgdeaa33e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29af93c"/><text:sequence text:ref-name="org29af93c" text:name="Listing" text:formula="ooow:Listing+1" style:num-format="1">1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e67128"/>
    </style:style>
    <style:style style:name="OrgSrcFontLockCommentFace" style:family="text">
      <style:text-properties fo:color="#74af68" fo:font-style="italic"/>
    </style:style>
    <style:style style:name="OrgSrcFontLockCommentDelimiterFace" style:family="text" style:parent-style-name="OrgSrcFontLockCommentFace">
      <style:text-properties fo:color="#8d8d84" fo:font-style="italic" fo:font-weight="700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KeywordFace" style:family="text">
      <style:text-properties fo:color="#ffad29" fo:font-weight="7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